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1800000019EF38A50F4.png" manifest:media-type=""/>
  <manifest:file-entry manifest:full-path="Pictures/TablePreview2.svm" manifest:media-type=""/>
  <manifest:file-entry manifest:full-path="Pictures/10000201000001F3000001C2E8E566AB.png" manifest:media-type=""/>
  <manifest:file-entry manifest:full-path="Pictures/TablePreview3.svm" manifest:media-type=""/>
  <manifest:file-entry manifest:full-path="Pictures/1000000000000400000003006807EBC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BlueSilver-title">
      <style:graphic-properties draw:auto-grow-height="true" fo:min-height="3.506cm"/>
    </style:style>
    <style:style style:name="pr2" style:family="presentation" style:parent-style-name="BlueSilver-notes">
      <style:graphic-properties draw:fill-color="#ffffff" draw:auto-grow-height="true" fo:min-height="10.628cm"/>
    </style:style>
    <style:style style:name="pr3" style:family="presentation" style:parent-style-name="BlueSilver-title">
      <style:graphic-properties fo:min-height="3.506cm"/>
    </style:style>
    <style:style style:name="pr4" style:family="presentation" style:parent-style-name="BlueSilver-outline1">
      <style:graphic-properties fo:min-height="12.18cm"/>
    </style:style>
    <style:style style:name="pr5" style:family="presentation" style:parent-style-name="BlueSilver-notes">
      <style:graphic-properties draw:fill-color="#ffffff" fo:min-height="10.628cm"/>
    </style:style>
    <style:style style:name="pr6" style:family="presentation" style:parent-style-name="BlueSilver-outline1">
      <style:graphic-properties fo:min-height="12.179cm"/>
    </style:style>
    <style:style style:name="pr7" style:family="presentation" style:parent-style-name="BlueSilver-title">
      <style:graphic-properties fo:min-height="4.159cm"/>
    </style:style>
    <style:style style:name="pr8" style:family="presentation" style:parent-style-name="BlueSilver-outline1">
      <style:graphic-properties draw:textarea-vertical-align="top" fo:min-height="12.18cm"/>
    </style:style>
    <style:style style:name="pr9" style:family="presentation" style:parent-style-name="BlueSilver-title">
      <style:graphic-properties draw:auto-grow-height="true" fo:min-height="4.159cm"/>
    </style:style>
    <style:style style:name="pr10" style:family="presentation" style:parent-style-name="BlueSilver-outline1">
      <style:graphic-properties draw:auto-grow-height="true" fo:min-height="14.553cm"/>
    </style:style>
    <style:style style:name="pr11" style:family="presentation" style:parent-style-name="BlueSilver-outline1">
      <style:graphic-properties fo:min-height="13.741cm"/>
    </style:style>
    <style:style style:name="pr12" style:family="presentation" style:parent-style-name="BlueSilver-outline1">
      <style:graphic-properties draw:auto-grow-height="true" fo:min-height="6.775cm"/>
    </style:style>
    <style:style style:name="pr13" style:family="presentation" style:parent-style-name="BlueSilver-outline1">
      <style:graphic-properties fo:min-height="5.809cm"/>
    </style:style>
    <style:style style:name="pr14" style:family="presentation" style:parent-style-name="BlueSilver-outline1">
      <style:graphic-properties draw:auto-grow-height="true" fo:min-height="5.809cm"/>
    </style:style>
    <style:style style:name="co1" style:family="table-column">
      <style:table-column-properties style:column-width="7.97cm" style:use-optimal-column-width="false"/>
    </style:style>
    <style:style style:name="co2" style:family="table-column">
      <style:table-column-properties style:column-width="7.972cm" style:use-optimal-column-width="false"/>
    </style:style>
    <style:style style:name="ro1" style:family="table-row">
      <style:table-row-properties style:row-height="1.733cm"/>
    </style:style>
    <style:style style:name="ro2" style:family="table-row">
      <style:table-row-properties style:row-height="1.734cm"/>
    </style:style>
    <style:style style:name="ro3" style:family="table-row">
      <style:table-row-properties style:row-height="1.85cm"/>
    </style:style>
    <style:style style:name="ro4" style:family="table-row">
      <style:table-row-properties style:row-height="1.851cm"/>
    </style:style>
    <style:style style:name="ro5" style:family="table-row">
      <style:table-row-properties style:row-height="1.853cm"/>
    </style:style>
    <style:style style:name="ce1" style:family="table-cell">
      <style:graphic-properties draw:fill="solid" draw:fill-color="#ffff99" style:repeat="repeat"/>
      <style:paragraph-properties fo:text-align="center" fo:border="0.03pt solid #000000"/>
      <style:text-properties fo:font-size="28pt" style:font-size-asian="28pt" style:font-size-complex="28pt"/>
    </style:style>
    <style:style style:name="ce2" style:family="table-cell">
      <style:graphic-properties draw:fill="solid" draw:fill-color="#ffffff" style:repeat="repeat"/>
      <style:paragraph-properties fo:text-align="center" fo:border="0.03pt solid #000000"/>
      <style:text-properties fo:font-size="28pt" style:font-size-asian="28pt" style:font-size-complex="28pt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style:font-size-asian="22.2999992370605pt"/>
    </style:style>
    <style:style style:name="P4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margin-top="0cm" fo:margin-bottom="0.5cm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top="0cm" fo:margin-bottom="0.5cm"/>
      <style:text-properties fo:font-size="40pt" style:font-size-asian="40pt" style:font-size-complex="40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2.2999992370605pt" style:font-size-asian="22.2999992370605pt"/>
    </style:style>
    <style:style style:name="P13" style:family="paragraph">
      <style:paragraph-properties fo:text-align="center"/>
      <style:text-properties fo:color="#ff0000" fo:font-size="28pt" style:font-size-asian="28pt" style:font-size-complex="28pt"/>
    </style:style>
    <style:style style:name="P14" style:family="paragraph">
      <style:paragraph-properties fo:line-height="150%"/>
    </style:style>
    <style:style style:name="P15" style:family="paragraph">
      <style:paragraph-properties fo:line-height="150%" fo:text-align="center"/>
    </style:style>
    <style:style style:name="P16" style:family="paragraph">
      <style:paragraph-properties fo:line-height="150%" fo:text-align="center"/>
      <style:text-properties fo:font-size="20pt" style:font-size-asian="20pt" style:font-size-complex="20pt"/>
    </style:style>
    <style:style style:name="P17" style:family="paragraph">
      <style:paragraph-properties fo:text-align="center"/>
      <style:text-properties fo:color="#0047ff" fo:font-size="28pt" style:font-size-asian="28pt" style:font-size-complex="28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7f0055" fo:font-family="Monaco" style:font-family-generic="modern" style:font-pitch="fixed" fo:font-size="18pt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5" style:family="text">
      <style:text-properties fo:color="#000000"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6" style:family="text">
      <style:text-properties fo:color="#0000c0"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7" style:family="text">
      <style:text-properties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8" style:family="text">
      <style:text-properties fo:color="#6a3e3e"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9" style:family="text">
      <style:text-properties fo:color="#ff3333" fo:font-size="40pt" style:font-size-asian="40pt" style:font-size-complex="40pt"/>
    </style:style>
    <style:style style:name="T10" style:family="text">
      <style:text-properties fo:color="#000000" fo:font-size="40pt" style:font-size-asian="40pt" style:font-size-complex="40pt"/>
    </style:style>
    <style:style style:name="T11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2" style:family="text">
      <style:text-properties fo:color="#000000"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13" style:family="text">
      <style:text-properties fo:color="#6a3e3e"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14" style:family="text">
      <style:text-properties fo:color="#0000c0"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ff3333" fo:font-size="22pt" style:font-size-asian="22pt" style:font-size-complex="22pt"/>
    </style:style>
    <style:style style:name="T19" style:family="text">
      <style:text-properties fo:color="#ff0000" fo:font-size="32pt" style:font-size-asian="32pt" style:font-size-complex="32pt"/>
    </style:style>
    <style:style style:name="T20" style:family="text">
      <style:text-properties fo:color="#ff0000"/>
    </style:style>
    <style:style style:name="T21" style:family="text">
      <style:text-properties fo:color="#ff0000" fo:font-size="28pt" style:font-size-asian="28pt" style:font-size-complex="28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999999" fo:font-size="20pt" style:font-size-asian="20pt" style:font-size-complex="20pt"/>
    </style:style>
    <style:style style:name="T25" style:family="text">
      <style:text-properties fo:color="#ff0000" fo:font-size="20pt" style:font-size-asian="20pt" style:font-size-complex="20pt"/>
    </style:style>
    <style:style style:name="T26" style:family="text">
      <style:text-properties fo:color="#800000" style:text-underline-style="solid" style:text-underline-width="auto" style:text-underline-color="font-color"/>
    </style:style>
    <style:style style:name="T27" style:family="text">
      <style:text-properties fo:color="#0047ff"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ilver" presentation:presentation-page-layout-name="AL1T14">
        <office:forms form:automatic-focus="false" form:apply-design-mode="false"/>
        <draw:frame presentation:style-name="pr1" draw:text-style-name="P1" draw:layer="layout" svg:width="23.911cm" svg:height="3.506cm" svg:x="2.058cm" svg:y="1.743cm" presentation:class="title">
          <draw:text-box>
            <text:p><text:span text:style-name="T1">グループ</text:span><text:span text:style-name="T2">1 </text:span><text:span text:style-name="T2">発表スライド</text:span></text:p>
          </draw:text-box>
        </draw:frame>
        <draw:frame draw:style-name="gr1" draw:text-style-name="P2" draw:layer="layout" svg:width="19cm" svg:height="14.4cm" svg:x="4.5cm" svg:y="4.8cm" presentation:class="graphic" presentation:user-transformed="true">
          <draw:image xlink:href="Pictures/10000201000001800000019EF38A50F4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BlueSilver" presentation:presentation-page-layout-name="AL2T1">
        <office:forms form:automatic-focus="false" form:apply-design-mode="false"/>
        <draw:frame presentation:style-name="pr3" draw:text-style-name="P1" draw:layer="layout" svg:width="23.911cm" svg:height="3.506cm" svg:x="2.058cm" svg:y="1.743cm" presentation:class="title">
          <draw:text-box>
            <text:p><text:span text:style-name="T1">目次</text:span></text:p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メンバー紹介</text:p>
              </text:list-item>
              <text:list-item>
                <text:p>プランニングの機能拡張について</text:p>
              </text:list-item>
              <text:list-item>
                <text:p>考察</text:p>
              </text:list-item>
              <text:list-item>
                <text:p>デモプレイ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ilver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メンバー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島野広大　自然言語処理</text:p>
              </text:list-item>
              <text:list-item>
                <text:p>清水涼太　機能拡張</text:p>
              </text:list-item>
              <text:list-item>
                <text:p>椙田大輔　機能拡張</text:p>
              </text:list-item>
              <text:list-item>
                <text:p>新海知道　物理演算処理</text:p>
              </text:list-item>
              <text:list-item>
                <text:p>鈴木健太　物理演算処理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ilver" presentation:presentation-page-layout-name="AL2T1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システムの概要</text:span></text:p>
          </draw:text-box>
        </draw:frame>
        <draw:frame presentation:style-name="pr8" draw:text-style-name="P6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<text:span text:style-name="T3">プランニングの拡張</text:span></text:p>
              </text:list-item>
              <text:list-item>
                <text:p text:style-name="P5"><text:span text:style-name="T3">GUI</text:span><text:span text:style-name="T3">を</text:span><text:span text:style-name="T3">3</text:span><text:span text:style-name="T3">次元空間での表現に変更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ilver" presentation:presentation-page-layout-name="AL2T1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>
          <draw:text-box>
            <text:p><text:span text:style-name="T1">システムの仕様</text:span></text:p>
          </draw:text-box>
        </draw:frame>
        <draw:frame presentation:style-name="pr4" draw:text-style-name="P7" draw:layer="layout" svg:width="23.911cm" svg:height="12.18cm" svg:x="2.058cm" svg:y="5.838cm" presentation:class="outline">
          <draw:text-box>
            <text:list text:style-name="L2">
              <text:list-item>
                <text:p text:style-name="P5"><text:span text:style-name="T3">ブロックの数を</text:span><text:span text:style-name="T3">3</text:span><text:span text:style-name="T3">つに制限</text:span></text:p>
              </text:list-item>
              <text:list-item>
                <text:p text:style-name="P5"><text:span text:style-name="T3">入力を自然言語で処理</text:span></text:p>
              </text:list-item>
              <text:list-item>
                <text:p text:style-name="P5"><text:span text:style-name="T3">実行結果を</text:span><text:span text:style-name="T3">3D</text:span><text:span text:style-name="T3">で表現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ilver" presentation:presentation-page-layout-name="AL2T1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システムの特徴</text:span></text:p>
          </draw:text-box>
        </draw:frame>
        <draw:frame presentation:style-name="pr4" draw:text-style-name="P6" draw:layer="layout" svg:width="23.911cm" svg:height="12.18cm" svg:x="2.058cm" svg:y="5.838cm" presentation:class="outline">
          <draw:text-box>
            <text:list text:style-name="L2">
              <text:list-item>
                <text:p><text:span text:style-name="T3">色、形を用いたプランニング</text:span></text:p>
              </text:list-item>
              <text:list-item>
                <text:p><text:span text:style-name="T3">英語の自然言語に対応</text:span></text:p>
              </text:list-item>
              <text:list-item>
                <text:p><text:span text:style-name="T3">3D</text:span><text:span text:style-name="T3">空間の実現に</text:span><text:span text:style-name="T3">Unity</text:span><text:span text:style-name="T3">を使用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ilver" presentation:presentation-page-layout-name="AL3T3">
        <office:forms form:automatic-focus="false" form:apply-design-mode="false"/>
        <draw:frame presentation:style-name="pr9" draw:text-style-name="P4" draw:layer="layout" svg:width="23.911cm" svg:height="4.159cm" svg:x="2.058cm" svg:y="1.417cm" presentation:class="titl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10" draw:text-style-name="P8" draw:layer="layout" svg:width="11.668cm" svg:height="14.553cm" svg:x="2.058cm" svg:y="5.838cm" presentation:class="outline" presentation:user-transformed="true">
          <draw:text-box>
            <text:p><text:span text:style-name="T4">class</text:span><text:span text:style-name="T5"> Item{</text:span></text:p>
            <text:p><text:span text:style-name="T5">String </text:span><text:span text:style-name="T6">name</text:span><text:span text:style-name="T5">;</text:span></text:p>
            <text:p><text:span text:style-name="T5">String </text:span><text:span text:style-name="T6">color</text:span><text:span text:style-name="T5">;</text:span></text:p>
            <text:p><text:span text:style-name="T5">String </text:span><text:span text:style-name="T6">shape</text:span><text:span text:style-name="T5">;</text:span></text:p>
            <text:p><text:span text:style-name="T7"/></text:p>
            <text:p><text:span text:style-name="T5">Item(String </text:span><text:span text:style-name="T8">theName</text:span><text:span text:style-name="T5">,</text:span></text:p>
            <text:p><text:span text:style-name="T5">String </text:span><text:span text:style-name="T8">theColor</text:span><text:span text:style-name="T5">,String </text:span><text:span text:style-name="T8">theShape</text:span><text:span text:style-name="T5">){</text:span></text:p>
            <text:p><text:span text:style-name="T6">name</text:span><text:span text:style-name="T5"> <text:s text:c="6"/>= </text:span><text:span text:style-name="T8">theName</text:span><text:span text:style-name="T5">;</text:span></text:p>
            <text:p><text:span text:style-name="T6">color</text:span><text:span text:style-name="T5"> <text:s text:c="4"/>= </text:span><text:span text:style-name="T8">theColor</text:span><text:span text:style-name="T5">;</text:span></text:p>
            <text:p><text:span text:style-name="T6">shape</text:span><text:span text:style-name="T5"> <text:s text:c="3"/>= </text:span><text:span text:style-name="T8">theShape</text:span><text:span text:style-name="T5">;</text:span></text:p>
            <text:p><text:span text:style-name="T5">}</text:span></text:p>
          </draw:text-box>
        </draw:frame>
        <draw:frame presentation:style-name="pr4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9">Item</text:span><text:span text:style-name="T9">クラスの作成</text:span></text:p>
              </text:list-item>
              <text:list-item>
                <text:p><text:span text:style-name="T3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ilver" presentation:presentation-page-layout-name="AL3T3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draw:style-name="gr1" draw:text-style-name="P2" draw:layer="layout" svg:width="11.668cm" svg:height="14.024cm" svg:x="2.058cm" svg:y="5.576cm" presentation:class="graphic" presentation:user-transformed="true">
          <draw:image xlink:href="Pictures/10000201000001F3000001C2E8E566AB.png" xlink:type="simple" xlink:show="embed" xlink:actuate="onLoad">
            <text:p/>
          </draw:image>
        </draw:frame>
        <draw:frame presentation:style-name="pr4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10">Item</text:span><text:span text:style-name="T10">クラスの作成</text:span></text:p>
              </text:list-item>
              <text:list-item>
                <text:p><text:span text:style-name="T9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ilver" presentation:presentation-page-layout-name="AL3T3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11" draw:text-style-name="P9" draw:layer="layout" svg:width="11.668cm" svg:height="13.741cm" svg:x="2.058cm" svg:y="5.838cm" presentation:class="outline" presentation:user-transformed="true">
          <draw:text-box>
            <text:p><text:span text:style-name="T11">public</text:span><text:span text:style-name="T12"> String search(String </text:span><text:span text:style-name="T13">s</text:span><text:span text:style-name="T12">){</text:span></text:p>
            <text:p><text:span text:style-name="T12">String </text:span><text:span text:style-name="T13">answer</text:span><text:span text:style-name="T12"> = </text:span><text:span text:style-name="T11">null</text:span><text:span text:style-name="T12">;</text:span></text:p>
            <text:p><text:span text:style-name="T11">for</text:span><text:span text:style-name="T12">(</text:span><text:span text:style-name="T11">int</text:span><text:span text:style-name="T12"> </text:span><text:span text:style-name="T13">i</text:span><text:span text:style-name="T12">=0;</text:span><text:span text:style-name="T13">i</text:span><text:span text:style-name="T12"> &lt; </text:span><text:span text:style-name="T14">items</text:span><text:span text:style-name="T12">.size();++</text:span><text:span text:style-name="T13">i</text:span><text:span text:style-name="T12">){</text:span></text:p>
            <text:p><text:span text:style-name="T12">Items </text:span><text:span text:style-name="T13">I</text:span><text:span text:style-name="T12"> = ((Items)</text:span><text:span text:style-name="T14">items</text:span><text:span text:style-name="T12">.elementAt(</text:span><text:span text:style-name="T13">i</text:span><text:span text:style-name="T12">));</text:span></text:p>
            <text:p><text:span text:style-name="T11">if</text:span><text:span text:style-name="T12">(</text:span><text:span text:style-name="T13">I</text:span><text:span text:style-name="T12">.</text:span><text:span text:style-name="T14">name</text:span><text:span text:style-name="T12">.equals(</text:span><text:span text:style-name="T13">s</text:span><text:span text:style-name="T12">) || </text:span><text:span text:style-name="T13">I</text:span><text:span text:style-name="T12">.</text:span><text:span text:style-name="T14">color</text:span><text:span text:style-name="T12">.equals(</text:span><text:span text:style-name="T13">s</text:span><text:span text:style-name="T12">) || </text:span><text:span text:style-name="T13">I</text:span><text:span text:style-name="T12">.</text:span><text:span text:style-name="T14">shape</text:span><text:span text:style-name="T12">.equals(</text:span><text:span text:style-name="T13">s</text:span><text:span text:style-name="T12">)){</text:span></text:p>
            <text:p><text:span text:style-name="T13">answer</text:span><text:span text:style-name="T12"> = </text:span><text:span text:style-name="T13">I</text:span><text:span text:style-name="T12">.</text:span><text:span text:style-name="T14">name</text:span><text:span text:style-name="T12">;</text:span></text:p>
            <text:p><text:span text:style-name="T12">}</text:span></text:p>
            <text:p><text:span text:style-name="T12">}</text:span></text:p>
            <text:p><text:span text:style-name="T11">return</text:span><text:span text:style-name="T12"> </text:span><text:span text:style-name="T13">answer</text:span><text:span text:style-name="T12">;</text:span></text:p>
            <text:p><text:span text:style-name="T12">}</text:span></text:p>
          </draw:text-box>
        </draw:frame>
        <draw:frame presentation:style-name="pr4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10">Item</text:span><text:span text:style-name="T10">クラスの作成</text:span></text:p>
              </text:list-item>
              <text:list-item>
                <text:p><text:span text:style-name="T9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ilver" presentation:presentation-page-layout-name="AL4T16">
        <office:forms form:automatic-focus="false" form:apply-design-mode="false"/>
        <draw:frame presentation:style-name="pr9" draw:text-style-name="P4" draw:layer="layout" svg:width="23.911cm" svg:height="4.159cm" svg:x="2.058cm" svg:y="1.417cm" presentation:class="titl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12" draw:layer="layout" svg:width="11.668cm" svg:height="6.775cm" svg:x="2.058cm" svg:y="5.838cm" presentation:class="outline">
          <draw:text-box>
            <text:list text:style-name="L2">
              <text:list-item>
                <text:p>目標状態(変更前)</text:p>
                <text:p>red on blue</text:p>
                <text:p>ontable cube</text:p>
                <text:p>clear triangle</text:p>
              </text:list-item>
            </text:list>
          </draw:text-box>
        </draw:frame>
        <draw:frame presentation:style-name="pr12" draw:layer="layout" svg:width="11.668cm" svg:height="6.775cm" svg:x="14.31cm" svg:y="5.838cm" presentation:class="outline" presentation:user-transformed="true">
          <draw:text-box>
            <text:list text:style-name="L2">
              <text:list-item>
                <text:p>目標状態(変更後)</text:p>
                <text:p>B on A</text:p>
                <text:p>ontable A</text:p>
                <text:p>clear B</text:p>
              </text:list-item>
            </text:list>
          </draw:text-box>
        </draw:frame>
        <draw:frame draw:style-name="standard" draw:layer="layout" svg:width="23.909cm" svg:height="5.199cm" svg:x="2.016cm" svg:y="13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15">名前</text:span></text:p>
              </table:table-cell>
              <table:table-cell>
                <text:p text:style-name="P2"><text:span text:style-name="T15">色</text:span></text:p>
              </table:table-cell>
              <table:table-cell>
                <text:p text:style-name="P2"><text:span text:style-name="T15">形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5">A</text:span></text:p>
              </table:table-cell>
              <table:table-cell>
                <text:p text:style-name="P2"><text:span text:style-name="T15">blue</text:span></text:p>
              </table:table-cell>
              <table:table-cell>
                <text:p text:style-name="P2"><text:span text:style-name="T15">cube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15">B</text:span></text:p>
              </table:table-cell>
              <table:table-cell>
                <text:p text:style-name="P2"><text:span text:style-name="T15">red</text:span></text:p>
              </table:table-cell>
              <table:table-cell>
                <text:p text:style-name="P2"><text:span text:style-name="T15">triang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ilver" presentation:presentation-page-layout-name="AL4T16">
        <office:forms form:automatic-focus="false" form:apply-design-mode="false"/>
        <draw:frame presentation:style-name="pr1" draw:text-style-name="P10" draw:layer="layout" svg:width="23.911cm" svg:height="3.506cm" svg:x="2.058cm" svg:y="1.743cm" presentation:class="title">
          <draw:text-box>
            <text:p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13" draw:text-style-name="P11" draw:layer="layout" svg:width="11.668cm" svg:height="6.296cm" svg:x="2.058cm" svg:y="5.838cm" presentation:class="outline" presentation:user-transformed="true">
          <draw:text-box>
            <text:list text:style-name="L2">
              <text:list-item>
                <text:p><text:span text:style-name="T17">Ontable cube</text:span></text:p>
              </text:list-item>
              <text:list-item>
                <text:p><text:span text:style-name="T17">red on blue</text:span></text:p>
              </text:list-item>
              <text:list-item>
                <text:p><text:span text:style-name="T17">blue on red</text:span></text:p>
              </text:list-item>
              <text:list-item>
                <text:p><text:span text:style-name="T17">clear triangle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3" draw:layer="layout" svg:width="11.668cm" svg:height="6.296cm" svg:x="14.31cm" svg:y="5.838cm" presentation:class="outline" presentation:user-transformed="true">
          <draw:text-box>
            <text:list text:style-name="L2">
              <text:list-item>
                <text:p><text:span text:style-name="T17">Ontable A</text:span></text:p>
              </text:list-item>
              <text:list-item>
                <text:p><text:span text:style-name="T17">C on A</text:span></text:p>
              </text:list-item>
              <text:list-item>
                <text:p><text:span text:style-name="T17">B on C</text:span></text:p>
              </text:list-item>
              <text:list-item>
                <text:p><text:span text:style-name="T17">clear B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draw:style-name="standard" draw:layer="layout" svg:width="23.909cm" svg:height="7.4cm" svg:x="2.058cm" svg:y="12.1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2"><text:span text:style-name="T15">名前</text:span></text:p>
              </table:table-cell>
              <table:table-cell>
                <text:p text:style-name="P2"><text:span text:style-name="T15">色</text:span></text:p>
              </table:table-cell>
              <table:table-cell>
                <text:p text:style-name="P2"><text:span text:style-name="T15">形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5">A</text:span></text:p>
              </table:table-cell>
              <table:table-cell>
                <text:p text:style-name="P2"><text:span text:style-name="T15">blue</text:span></text:p>
              </table:table-cell>
              <table:table-cell>
                <text:p text:style-name="P2"><text:span text:style-name="T15">cube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5">B</text:span></text:p>
              </table:table-cell>
              <table:table-cell>
                <text:p text:style-name="P2"><text:span text:style-name="T15">blue</text:span></text:p>
              </table:table-cell>
              <table:table-cell>
                <text:p text:style-name="P2"><text:span text:style-name="T15">triangle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15">C</text:span></text:p>
              </table:table-cell>
              <table:table-cell>
                <text:p text:style-name="P2"><text:span text:style-name="T15">red</text:span></text:p>
              </table:table-cell>
              <table:table-cell>
                <text:p text:style-name="P2"><text:span text:style-name="T15">trapezoid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ilver" presentation:presentation-page-layout-name="AL4T16">
        <office:forms form:automatic-focus="false" form:apply-design-mode="false"/>
        <draw:frame presentation:style-name="pr3" draw:text-style-name="P10" draw:layer="layout" svg:width="23.911cm" svg:height="3.506cm" svg:x="2.058cm" svg:y="1.743cm" presentation:class="title">
          <draw:text-box>
            <text:p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13" draw:layer="layout" svg:width="11.668cm" svg:height="6.296cm" svg:x="2.058cm" svg:y="5.838cm" presentation:class="outline" presentation:user-transformed="true">
          <draw:text-box>
            <text:list text:style-name="L2">
              <text:list-item>
                <text:p><text:span text:style-name="T17">Ontable cube</text:span></text:p>
              </text:list-item>
              <text:list-item>
                <text:p><text:span text:style-name="T17">red on blue</text:span></text:p>
              </text:list-item>
              <text:list-item>
                <text:p><text:span text:style-name="T17">blue on red</text:span></text:p>
              </text:list-item>
              <text:list-item>
                <text:p><text:span text:style-name="T17">clear triangle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3" draw:layer="layout" svg:width="11.668cm" svg:height="6.296cm" svg:x="14.31cm" svg:y="5.838cm" presentation:class="outline" presentation:user-transformed="true">
          <draw:text-box>
            <text:list text:style-name="L2">
              <text:list-item>
                <text:p><text:span text:style-name="T17">Ontable A</text:span></text:p>
              </text:list-item>
              <text:list-item>
                <text:p><text:span text:style-name="T17">C on </text:span><text:span text:style-name="T18">B</text:span></text:p>
              </text:list-item>
              <text:list-item>
                <text:p><text:span text:style-name="T17">B on C</text:span></text:p>
              </text:list-item>
              <text:list-item>
                <text:p><text:span text:style-name="T17">clear B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3" draw:layer="layout" svg:width="23.91cm" svg:height="5.809cm" svg:x="2.058cm" svg:y="12.199cm" presentation:class="outline" presentation:placeholder="true" presentation:user-transformed="true">
          <draw:text-box/>
        </draw:frame>
        <draw:frame draw:style-name="standard" draw:layer="layout" svg:width="23.911cm" svg:height="7.402cm" svg:x="2.059cm" svg:y="12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2"><text:span text:style-name="T15">名前</text:span></text:p>
              </table:table-cell>
              <table:table-cell>
                <text:p text:style-name="P2"><text:span text:style-name="T15">色</text:span></text:p>
              </table:table-cell>
              <table:table-cell>
                <text:p text:style-name="P2"><text:span text:style-name="T15">形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5">A</text:span></text:p>
              </table:table-cell>
              <table:table-cell>
                <text:p text:style-name="P2"><text:span text:style-name="T15">blue</text:span></text:p>
              </table:table-cell>
              <table:table-cell>
                <text:p text:style-name="P2"><text:span text:style-name="T15">cube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5">B</text:span></text:p>
              </table:table-cell>
              <table:table-cell>
                <text:p text:style-name="P2"><text:span text:style-name="T15">blue</text:span></text:p>
              </table:table-cell>
              <table:table-cell>
                <text:p text:style-name="P2"><text:span text:style-name="T15">triangle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15">C</text:span></text:p>
              </table:table-cell>
              <table:table-cell>
                <text:p text:style-name="P2"><text:span text:style-name="T15">red</text:span></text:p>
              </table:table-cell>
              <table:table-cell>
                <text:p text:style-name="P2"><text:span text:style-name="T15">trapezoi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ilver" presentation:presentation-page-layout-name="AL2T1">
        <office:forms form:automatic-focus="false" form:apply-design-mode="false"/>
        <draw:frame presentation:style-name="pr3" draw:text-style-name="P10" draw:layer="layout" svg:width="23.911cm" svg:height="3.506cm" svg:x="2.058cm" svg:y="1.743cm" presentation:class="title">
          <draw:text-box>
            <text:p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今のアルゴリズムでは同じ色、形に対して同じ名前になってしまう。</text:p>
                <text:p>もし正しい結果にするためには2^n通り考えなくてはいけないので実装を諦めた。</text:p>
              </text:list-item>
              <text:list-item>
                <text:p>三角形ブロックの制約については、目標状態になる場合にしか「Plase ?X on ?Y」を実行しないため、考えなくて良い。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ilver" presentation:presentation-page-layout-name="AL2T1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ブロックの<text:span text:style-name="T19">状態</text:span>を示す自然言語の処理を行うメソッド</text:p>
              </text:list-item>
              <text:list-item>
                <text:p>ブロックの<text:span text:style-name="T20">操作</text:span>を示す自然言語の処理を行うメソッド</text:p>
              </text:list-item>
            </text:list>
          </draw:text-box>
        </draw:frame>
        <draw:custom-shape draw:style-name="gr3" draw:text-style-name="P13" draw:layer="layout" svg:width="18.4cm" svg:height="3.8cm" svg:x="5cm" svg:y="12.8cm">
          <text:p text:style-name="P2"><text:span text:style-name="T21">プログラムの記述を簡潔にし</text:span></text:p>
          <text:p text:style-name="P2"><text:span text:style-name="T21">自然言語の正確な処理の成功率を上げ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ilver" presentation:presentation-page-layout-name="AL2T1"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4" draw:layer="layout" svg:width="23.911cm" svg:height="12.18cm" svg:x="2.058cm" svg:y="5.838cm" presentation:class="outline">
          <draw:text-box>
            <text:list text:style-name="L2">
              <text:list-item>
                <text:p>ブロックの名前、ブロック操作に用いられる動詞などのキーワードを格納した配列</text:p>
              </text:list-item>
              <text:list-item>
                <text:p>キーワードの有無や文に含まれるブロックの数によって判別</text:p>
                <text:p><text:span text:style-name="T22"/></text:p>
                <text:p/>
              </text:list-item>
            </text:list>
          </draw:text-box>
        </draw:frame>
        <draw:custom-shape draw:style-name="gr3" draw:text-style-name="P13" draw:layer="layout" svg:width="18.4cm" svg:height="3.8cm" svg:x="5cm" svg:y="12.8cm">
          <text:p text:style-name="P2"><text:span text:style-name="T21">多様な表現を許容することが可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ilver" presentation:presentation-page-layout-name="AL2T1"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4" draw:layer="layout" svg:width="23.911cm" svg:height="16.925cm" svg:x="2.058cm" svg:y="5.838cm" presentation:class="outline" presentation:user-transformed="true">
          <draw:text-box>
            <text:list text:style-name="L2">
              <text:list-header>
                <text:p text:style-name="P14">例： Would you put A on B ?</text:p>
                <text:list>
                  <text:list-header>
                    <text:p text:style-name="P14">Would you <text:span text:style-name="T20">put</text:span> A on B ?</text:p>
                    <text:p text:style-name="P14">Would you put <text:span text:style-name="T20">A</text:span> on B ?</text:p>
                    <text:p text:style-name="P14">Would you put A on <text:span text:style-name="T20">B</text:span> ?</text:p>
                    <text:p xml:id="id5" text:id="id5" text:style-name="P14">→<text:span text:style-name="T20">Place A on B</text:span> と判別</text:p>
                    <text:p/>
                    <text:p/>
                    <text:p/>
                  </text:list-header>
                </text:list>
                <text:p><text:span text:style-name="T22"/></text:p>
                <text:p/>
              </text:list-header>
            </text:list>
          </draw:text-box>
        </draw:frame>
        <draw:custom-shape draw:style-name="gr4" draw:text-style-name="P16" xml:id="id1" draw:id="id1" draw:layer="layout" svg:width="9.353cm" svg:height="6.2cm" draw:transform="skewX (0.0120427718387609) translate (17.6cm 0cm)">
          <text:p text:style-name="P15"><text:span text:style-name="T23">Place ?x on ?y</text:span></text:p>
          <text:p text:style-name="P15"><text:span text:style-name="T23">put ?x down on the table</text:span></text:p>
          <text:p text:style-name="P15"><text:span text:style-name="T23">remove ?x from top on ?y</text:span></text:p>
          <text:p text:style-name="P15"><text:span text:style-name="T23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xml:id="id2" draw:id="id2" draw:layer="layout" svg:width="9.353cm" svg:height="6.2cm" draw:transform="skewX (0.0120427718387609) translate (17.6cm 2cm)">
          <text:p text:style-name="P15"><text:span text:style-name="T23">Place ?x on ?y</text:span></text:p>
          <text:p text:style-name="P15"><text:span text:style-name="T23">put ?x down on the table</text:span></text:p>
          <text:p text:style-name="P15"><text:span text:style-name="T24">remove ?x from top on ?y</text:span></text:p>
          <text:p text:style-name="P15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xml:id="id3" draw:id="id3" draw:layer="layout" svg:width="9.353cm" svg:height="6.2cm" draw:transform="skewX (0.0120427718387609) translate (17.6cm 4cm)">
          <text:p text:style-name="P15"><text:span text:style-name="T23">Place </text:span><text:span text:style-name="T25">A</text:span><text:span text:style-name="T23"> on ?y</text:span></text:p>
          <text:p text:style-name="P15"><text:span text:style-name="T23">put </text:span><text:span text:style-name="T25">A</text:span><text:span text:style-name="T23"> down on the table</text:span></text:p>
          <text:p text:style-name="P15"><text:span text:style-name="T24">remove ?x from top on ?y</text:span></text:p>
          <text:p text:style-name="P15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xml:id="id4" draw:id="id4" draw:layer="layout" svg:width="9.353cm" svg:height="6.2cm" draw:transform="skewX (0.0120427718387609) translate (17.475cm 5.838cm)">
          <text:p text:style-name="P15"><text:span text:style-name="T23">Place </text:span><text:span text:style-name="T25">A</text:span><text:span text:style-name="T23"> on </text:span><text:span text:style-name="T25">B</text:span></text:p>
          <text:p text:style-name="P15"><text:span text:style-name="T24">put A down on the table</text:span></text:p>
          <text:p text:style-name="P15"><text:span text:style-name="T24">remove ?x from top on ?y</text:span></text:p>
          <text:p text:style-name="P15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2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25s" smil:fill="hold" smil:targetElement="id2" smil:attributeName="visibility" smil:to="visible"/>
                  <anim:transitionFilter smil:dur="0.125s" smil:targetElement="id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25s" smil:fill="hold" smil:targetElement="id4" smil:attributeName="visibility" smil:to="visible"/>
                  <anim:transitionFilter smil:dur="0.12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ilver" presentation:presentation-page-layout-name="AL2T1">
        <draw:frame presentation:style-name="pr3" draw:text-style-name="P10" draw:layer="layout" svg:width="23.911cm" svg:height="3.506cm" svg:x="2.058cm" svg:y="1.743cm" presentation:class="title">
          <draw:text-box>
            <text:p><text:span text:style-name="T16">考察</text:span><text:span text:style-name="T16">(</text:span><text:span text:style-name="T16">自然言語処理</text:span><text:span text:style-name="T16">)</text:span></text:p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二つのメソッドに分割した</text:p>
                <text:list>
                  <text:list-item>
                    <text:p>記述は簡潔になるが、プランニングに組み込む作業では構造を考慮する必要がある</text:p>
                  </text:list-item>
                </text:list>
              </text:list-item>
              <text:list-item>
                <text:p>キーワードを利用して多様な表現を許容</text:p>
                <text:list>
                  <text:list-item>
                    <text:p>キーワードの追加は容易であるが、プログラマ側の意図していないキーワードには対応できない</text:p>
                    <text:p>→ユーザー側から利用するキーワードを学習する機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ilver" presentation:presentation-page-layout-name="AL1T14">
        <draw:frame presentation:style-name="pr1" draw:text-style-name="P10" draw:layer="layout" svg:width="23.911cm" svg:height="3.696cm" svg:x="2.058cm" svg:y="1.648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システムの仕様</text:span></text:p>
              </text:list-header>
            </text:list>
          </draw:text-box>
        </draw:frame>
        <draw:frame presentation:style-name="pr14" draw:layer="layout" svg:width="23.911cm" svg:height="5.809cm" svg:x="2.2cm" svg:y="6.2cm" presentation:class="outline" presentation:user-transformed="true">
          <draw:text-box>
            <text:list text:style-name="L2">
              <text:list-item>
                <text:p><text:span text:style-name="T3">前述の機能を</text:span><text:span text:style-name="T3">Unity</text:span><text:span text:style-name="T3">上で実装した</text:span></text:p>
                <text:p/>
              </text:list-item>
            </text:list>
          </draw:text-box>
        </draw:frame>
        <draw:frame presentation:style-name="pr14" draw:layer="layout" svg:width="23.911cm" svg:height="8.271cm" svg:x="1.689cm" svg:y="9.2cm" presentation:class="outline" presentation:user-transformed="true">
          <draw:text-box>
            <text:list text:style-name="L2">
              <text:list-header>
                <text:p>-point-</text:p>
              </text:list-header>
              <text:list-item>
                <text:p><text:span text:style-name="T26">Java</text:span><text:span text:style-name="T26">言語を</text:span><text:span text:style-name="T26">C#</text:span><text:span text:style-name="T26">に書き換える</text:span></text:p>
              </text:list-item>
              <text:list-item>
                <text:p>Blockの形,色をGUI上で変更する</text:p>
              </text:list-item>
              <text:list-item>
                <text:p>初期状態、目標状態をGUI上で変更する</text:p>
              </text:list-item>
              <text:list-item>
                <text:p>PlanningをGUI上で実行する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ilver" presentation:presentation-page-layout-name="AL1T14">
        <draw:frame presentation:style-name="pr1" draw:text-style-name="P10" draw:layer="layout" svg:width="23.911cm" svg:height="3.696cm" svg:x="1.8cm" svg:y="1.505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実装上の工夫</text:span></text:p>
              </text:list-header>
            </text:list>
          </draw:text-box>
        </draw:frame>
        <draw:frame presentation:style-name="pr14" draw:layer="layout" svg:width="23.911cm" svg:height="6.4cm" svg:x="2.058cm" svg:y="5.838cm" presentation:class="outline">
          <draw:text-box>
            <text:list text:style-name="L2">
              <text:list-header>
                <text:p>C#に存在しない型、処理が異なる型を</text:p>
                <text:p>別の型に書き換え正常に処理が行われ</text:p>
                <text:p>るように変更した</text:p>
                <text:p/>
              </text:list-header>
            </text:list>
          </draw:text-box>
        </draw:frame>
        <draw:frame presentation:style-name="pr14" draw:layer="layout" svg:width="23.911cm" svg:height="5.809cm" svg:x="2.058cm" svg:y="12.199cm" presentation:class="outline">
          <draw:text-box>
            <text:list text:style-name="L2">
              <text:list-header>
                <text:p>変更したもの</text:p>
              </text:list-header>
              <text:list-item>
                <text:p>Planning</text:p>
              </text:list-item>
              <text:list-item>
                <text:p>自然言語処理　メソッド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ilver" presentation:presentation-page-layout-name="AL2T1">
        <draw:frame presentation:style-name="pr3" draw:text-style-name="P10" draw:layer="layout" svg:width="23.911cm" svg:height="3.696cm" svg:x="2.058cm" svg:y="1.648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実装上の工夫</text:span></text:p>
              </text:list-header>
            </text:list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header>
                <text:p>見やすいようにUIを整えた</text:p>
                <text:p/>
                <text:p/>
              </text:list-header>
            </text:list>
          </draw:text-box>
        </draw:frame>
        <draw:custom-shape draw:style-name="gr3" draw:text-style-name="P17" draw:layer="layout" svg:width="18.4cm" svg:height="3.8cm" svg:x="4.6cm" svg:y="12.4cm">
          <text:p text:style-name="P2"><text:span text:style-name="T27">デモを見てください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ilver" presentation:presentation-page-layout-name="AL2T1">
        <draw:frame presentation:style-name="pr3" draw:text-style-name="P10" draw:layer="layout" svg:width="23.911cm" svg:height="3.696cm" svg:x="2.058cm" svg:y="1.648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考察</text:span></text:p>
              </text:list-header>
            </text:list>
          </draw:text-box>
        </draw:frame>
        <draw:frame presentation:style-name="pr4" draw:layer="layout" svg:width="23.911cm" svg:height="12.18cm" svg:x="2.058cm" svg:y="5.838cm" presentation:class="outline">
          <draw:text-box>
            <text:list text:style-name="L2">
              <text:list-item>
                <text:p>Unityのプロジェクト、シーンを複数人で</text:p>
                <text:p>共有する上でいくつか不具合が生じた</text:p>
              </text:list-item>
              <text:list-item>
                <text:p>3D空間を利用したが物理演算を活用</text:p>
                <text:p>した利点を生かし切れなかった</text:p>
                <text:p>(物理演算を切っても問題ない設計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ilver" presentation:presentation-page-layout-name="AL2T1">
        <draw:frame presentation:style-name="pr3" draw:text-style-name="P10" draw:layer="layout" svg:width="23.911cm" svg:height="3.506cm" svg:x="2.058cm" svg:y="1.743cm" presentation:class="title">
          <draw:text-box>
            <text:p><text:span text:style-name="T16">感想</text:span></text:p>
          </draw:text-box>
        </draw:frame>
        <draw:frame presentation:style-name="pr4" draw:layer="layout" svg:width="23.911cm" svg:height="12.18cm" svg:x="2.058cm" svg:y="5.838cm" presentation:class="outline">
          <draw:text-box>
            <text:list text:style-name="L2">
              <text:list-header>
                <text:p>親しい友人とのグループ課題でしたが、情報伝達が上手くいかずスムーズに課題が進められなかったので、グループワークの難しさを感じました。</text:p>
                <text:p>この経験を次の機会に生かしていけると良いと思います。</text:p>
              </text:list-header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IPAPGothic" style:font-family-generic-asian="system" style:font-pitch-asian="variable" style:font-size-asian="24pt" style:language-asian="ja" style:country-asian="JP" style:font-family-complex="IPA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2cm" svg:stroke-color="#333333" draw:marker-start-width="0.5cm" draw:marker-start-center="false" draw:marker-end-width="0.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IPAPGothic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IPAPGothic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IPAPGothic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Silver-background" style:family="presentation">
      <style:graphic-properties draw:stroke="none" draw:fill="none"/>
    </style:style>
    <style:style style:name="BlueSilver-backgroundobjects" style:family="presentation">
      <style:graphic-properties draw:shadow="hidden" draw:shadow-offset-x="0.3cm" draw:shadow-offset-y="0.3cm" draw:shadow-color="#808080"/>
    </style:style>
    <style:style style:name="BlueSilver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2999992370605pt" fo:font-style="normal" fo:text-shadow="none" style:text-underline-style="none" fo:font-weight="normal" style:font-family-asian="'HG Mincho Light J'" style:font-pitch-asian="variable" style:font-size-asian="22.2999992370605pt" style:font-style-asian="normal" style:font-weight-asian="normal" style:font-family-complex="'Arial Unicode MS'" style:font-pitch-complex="variable" style:font-size-complex="22.2999992370605pt" style:font-style-complex="normal" style:font-weight-complex="normal" style:font-relief="none"/>
    </style:style>
    <style:style style:name="BlueSilver-outline1" style:family="presentation">
      <style:graphic-properties draw:stroke="none" draw:fill="none">
        <text:list-style style:name="BlueSilve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outline2" style:family="presentation" style:parent-style-name="BlueSilv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eSilver-outline3" style:family="presentation" style:parent-style-name="BlueSilv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Silver-outline4" style:family="presentation" style:parent-style-name="BlueSilv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Silver-outline5" style:family="presentation" style:parent-style-name="BlueSilv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Silver-outline6" style:family="presentation" style:parent-style-name="BlueSilv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Silver-outline7" style:family="presentation" style:parent-style-name="BlueSilv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Silver-outline8" style:family="presentation" style:parent-style-name="BlueSilv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Silver-outline9" style:family="presentation" style:parent-style-name="BlueSilv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Silver-subtitle" style:family="presentation">
      <style:graphic-properties draw:stroke="none" draw:fill="none" draw:textarea-vertical-align="middle">
        <text:list-style style:name="BlueSilv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title" style:family="presentation">
      <style:graphic-properties draw:stroke="none" draw:fill="none" draw:textarea-vertical-align="middle">
        <text:list-style style:name="BlueSilv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lueSilver" style:page-layout-name="PM1" draw:style-name="Mdp1">
      <draw:frame draw:style-name="Mgr3" draw:text-style-name="MP4" draw:layer="backgroundobjects" svg:width="28cm" svg:height="21cm" svg:x="0cm" svg:y="0cm">
        <draw:image xlink:href="Pictures/1000000000000400000003006807EBC8.png" xlink:type="simple" xlink:show="embed" xlink:actuate="onLoad">
          <text:p/>
        </draw:image>
      </draw:frame>
      <draw:frame presentation:style-name="BlueSilver-title" draw:layer="backgroundobjects" svg:width="23.911cm" svg:height="3.506cm" svg:x="2.058cm" svg:y="1.743cm" presentation:class="title" presentation:placeholder="true">
        <draw:text-box/>
      </draw:frame>
      <draw:frame presentation:style-name="BlueSilver-outline1" draw:layer="backgroundobjects" svg:width="23.911cm" svg:height="12.18cm" svg:x="2.058cm" svg:y="5.838cm" presentation:class="outline" presentation:placeholder="true">
        <draw:text-box/>
      </draw:frame>
      <presentation:notes style:page-layout-name="PM0">
        <draw:page-thumbnail presentation:style-name="BlueSilver-title" draw:layer="backgroundobjects" svg:width="12.767cm" svg:height="9.575cm" svg:x="4.411cm" svg:y="2.794cm" presentation:class="page"/>
        <draw:frame presentation:style-name="BlueSilver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0:56:27</meta:creation-date>
    <dc:date>2017-01-22T18:40:26</dc:date>
    <meta:editing-duration>P2DT6H10M22S</meta:editing-duration>
    <meta:editing-cycles>37</meta:editing-cycles>
    <meta:generator>LibreOffice/3.6$Linux_X86_64 LibreOffice_project/360m1$Build-515</meta:generator>
    <meta:document-statistic meta:object-count="133"/>
  </office:meta>
</office:document-meta>
</file>